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iraCode Nerd Font" svg:font-family="'FiraCode Nerd Font'" style:font-adornments="Regular" style:font-pitch="variable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iraCode Nerd Font" svg:font-family="'FiraCode Nerd Font'" style:font-adornments="Regular" style:font-pitch="variable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AU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Times New Roman" fo:font-size="12pt" fo:language="en" fo:country="AU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language="en" fo:country="AU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0mm" fo:margin-right="10mm" fo:margin-top="2.54mm" fo:margin-bottom="2.54mm" style:contextual-spacing="false" fo:text-indent="0mm" style:auto-text-indent="false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52mm" fo:margin-bottom="1.52m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0mm" fo:margin-right="10mm" fo:margin-top="2.54mm" fo:margin-bottom="2.54mm" style:contextual-spacing="false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FiraCode Nerd Font" fo:font-family="'FiraCode Nerd Font'" style:font-style-name="Regular" style:font-pitch="variable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1.52mm" fo:margin-bottom="1.52m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2.7mm" fo:margin-right="0mm" fo:text-indent="0mm" style:auto-text-indent="false"/>
    </style:style>
    <style:style style:name="Table_20_Contents" style:display-name="Table Contents" style:family="paragraph" style:parent-style-name="Standard" style:class="extra">
      <style:paragraph-properties fo:margin-left="0.76mm" fo:margin-right="0.76mm" fo:text-indent="0m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76mm" fo:margin-right="0.76mm" fo:text-align="start" style:justify-single-word="false" fo:text-indent="0m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2.03mm" fo:margin-bottom="2.03m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2.7mm" fo:margin-right="0mm" fo:margin-top="0mm" fo:margin-bottom="0mm" style:contextual-spacing="false" fo:text-indent="0m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3.81mm"/>
      </text:outline-level-style>
      <text:outline-level-style text:level="2" loext:num-list-format="%2%" style:num-format="">
        <style:list-level-properties text:min-label-distance="3.81mm"/>
      </text:outline-level-style>
      <text:outline-level-style text:level="3" loext:num-list-format="%3%" style:num-format="">
        <style:list-level-properties text:min-label-distance="3.81mm"/>
      </text:outline-level-style>
      <text:outline-level-style text:level="4" loext:num-list-format="%4%" style:num-format="">
        <style:list-level-properties text:min-label-distance="3.81mm"/>
      </text:outline-level-style>
      <text:outline-level-style text:level="5" loext:num-list-format="%5%" style:num-format="">
        <style:list-level-properties text:min-label-distance="3.81mm"/>
      </text:outline-level-style>
      <text:outline-level-style text:level="6" loext:num-list-format="%6%" style:num-format="">
        <style:list-level-properties text:min-label-distance="3.81mm"/>
      </text:outline-level-style>
      <text:outline-level-style text:level="7" loext:num-list-format="%7%" style:num-format="">
        <style:list-level-properties text:min-label-distance="3.81mm"/>
      </text:outline-level-style>
      <text:outline-level-style text:level="8" loext:num-list-format="%8%" style:num-format="">
        <style:list-level-properties text:min-label-distance="3.81mm"/>
      </text:outline-level-style>
      <text:outline-level-style text:level="9" loext:num-list-format="%9%" style:num-format="">
        <style:list-level-properties text:min-label-distance="3.81mm"/>
      </text:outline-level-style>
      <text:outline-level-style text:level="10" loext:num-list-format="%10%" style:num-format="">
        <style:list-level-properties text:min-label-distance="3.81m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4m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6.01mm" text:min-label-width="4m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3m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3mm" text:min-label-width="3m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6mm" text:min-label-width="3m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8.99mm" text:min-label-width="3m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1.99mm" text:min-label-width="3m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4.99mm" text:min-label-width="3m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8.01mm" text:min-label-width="3m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1.01mm" text:min-label-width="3m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4.01mm" text:min-label-width="3m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7mm" text:min-label-width="3m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3.95m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3.95mm" text:min-label-width="3.95m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3.95m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3.95mm" text:min-label-width="3.95m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3.95m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3.95mm" text:min-label-width="3.95m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3.95m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3.95mm" text:min-label-width="3.95m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3.95m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3.95mm" text:min-label-width="3.95m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4m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6.01mm" text:min-label-width="4m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4m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6.01mm" text:min-label-width="4m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4.99mm"/>
      </text:list-level-style-number>
      <text:list-level-style-number text:level="2" text:style-name="Numbering_20_Symbols" loext:num-list-format="%2%." style:num-suffix="." style:num-format="1">
        <style:list-level-properties text:space-before="5.01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10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15.01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20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25.01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30.01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35.02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40.01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45.02mm" text:min-label-width="4.99m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4.99mm"/>
      </text:list-level-style-number>
      <text:list-level-style-number text:level="2" text:style-name="Numbering_20_Symbols" loext:num-list-format="%2%" style:num-format="1" text:start-value="2">
        <style:list-level-properties text:space-before="4.99mm" text:min-label-width="4.99mm"/>
      </text:list-level-style-number>
      <text:list-level-style-number text:level="3" text:style-name="Numbering_20_Symbols" loext:num-list-format="%3%" style:num-format="1" text:start-value="3">
        <style:list-level-properties text:space-before="9.98mm" text:min-label-width="10mm"/>
      </text:list-level-style-number>
      <text:list-level-style-number text:level="4" text:style-name="Numbering_20_Symbols" loext:num-list-format="%4%" style:num-format="1" text:start-value="4">
        <style:list-level-properties text:space-before="19.98mm" text:min-label-width="12.51mm"/>
      </text:list-level-style-number>
      <text:list-level-style-number text:level="5" text:style-name="Numbering_20_Symbols" loext:num-list-format="%5%" style:num-format="1" text:start-value="5">
        <style:list-level-properties text:space-before="32.49mm" text:min-label-width="14.99mm"/>
      </text:list-level-style-number>
      <text:list-level-style-number text:level="6" text:style-name="Numbering_20_Symbols" loext:num-list-format="%6%" style:num-format="1" text:start-value="6">
        <style:list-level-properties text:space-before="47.48mm" text:min-label-width="18.01mm"/>
      </text:list-level-style-number>
      <text:list-level-style-number text:level="7" text:style-name="Numbering_20_Symbols" loext:num-list-format="%7%" style:num-format="1" text:start-value="7">
        <style:list-level-properties text:space-before="65.49mm" text:min-label-width="23mm"/>
      </text:list-level-style-number>
      <text:list-level-style-number text:level="8" text:style-name="Numbering_20_Symbols" loext:num-list-format="%8%" style:num-format="1" text:start-value="8">
        <style:list-level-properties text:space-before="88.49mm" text:min-label-width="26mm"/>
      </text:list-level-style-number>
      <text:list-level-style-number text:level="9" text:style-name="Numbering_20_Symbols" loext:num-list-format="%9%" style:num-format="1" text:start-value="9">
        <style:list-level-properties text:space-before="114.49mm" text:min-label-width="28.01mm"/>
      </text:list-level-style-number>
      <text:list-level-style-number text:level="10" text:style-name="Numbering_20_Symbols" loext:num-list-format="%10%" style:num-format="1" text:start-value="10">
        <style:list-level-properties text:space-before="142.5mm" text:min-label-width="31.01m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0mm"/>
      </text:list-level-style-number>
      <text:list-level-style-number text:level="2" text:style-name="Numbering_20_Symbols" loext:num-list-format="%2%" style:num-format="1" text:start-value="2">
        <style:list-level-properties text:space-before="30.01mm" text:min-label-width="30mm"/>
      </text:list-level-style-number>
      <text:list-level-style-number text:level="3" text:style-name="Numbering_20_Symbols" loext:num-list-format="%3%" style:num-format="1" text:start-value="3">
        <style:list-level-properties text:space-before="60.01mm" text:min-label-width="30mm"/>
      </text:list-level-style-number>
      <text:list-level-style-number text:level="4" text:style-name="Numbering_20_Symbols" loext:num-list-format="%4%" style:num-format="1" text:start-value="4">
        <style:list-level-properties text:space-before="90.02mm" text:min-label-width="30mm"/>
      </text:list-level-style-number>
      <text:list-level-style-number text:level="5" text:style-name="Numbering_20_Symbols" loext:num-list-format="%5%" style:num-format="1" text:start-value="5">
        <style:list-level-properties text:space-before="120.02mm" text:min-label-width="30mm"/>
      </text:list-level-style-number>
      <text:list-level-style-number text:level="6" text:style-name="Numbering_20_Symbols" loext:num-list-format="%6%" style:num-format="1" text:start-value="6">
        <style:list-level-properties text:space-before="150.02mm" text:min-label-width="30mm"/>
      </text:list-level-style-number>
      <text:list-level-style-number text:level="7" text:style-name="Numbering_20_Symbols" loext:num-list-format="%7%" style:num-format="1" text:start-value="7">
        <style:list-level-properties text:space-before="180.03mm" text:min-label-width="30mm"/>
      </text:list-level-style-number>
      <text:list-level-style-number text:level="8" text:style-name="Numbering_20_Symbols" loext:num-list-format="%8%" style:num-format="1" text:start-value="8">
        <style:list-level-properties text:space-before="210.03mm" text:min-label-width="30mm"/>
      </text:list-level-style-number>
      <text:list-level-style-number text:level="9" text:style-name="Numbering_20_Symbols" loext:num-list-format="%9%" style:num-format="1" text:start-value="9">
        <style:list-level-properties text:space-before="240.03mm" text:min-label-width="30mm"/>
      </text:list-level-style-number>
      <text:list-level-style-number text:level="10" text:style-name="Numbering_20_Symbols" loext:num-list-format="%10%" style:num-format="1" text:start-value="10">
        <style:list-level-properties text:space-before="270.04mm" text:min-label-width="30m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4.99m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5.01mm" text:min-label-width="4.99m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0mm" text:min-label-width="4.99m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5.01mm" text:min-label-width="4.99m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0mm" text:min-label-width="4.99m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5.01mm" text:min-label-width="4.99m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0.01mm" text:min-label-width="4.99m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5.02mm" text:min-label-width="4.99m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0.01mm" text:min-label-width="4.99m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5.02mm" text:min-label-width="4.99m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4m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4.5mm" text:min-label-width="6.51m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1mm" text:min-label-width="4.5mm"/>
      </text:list-level-style-number>
      <text:list-level-style-bullet text:level="4" text:style-name="Numbering_20_Symbols" loext:num-list-format="%4%" text:bullet-char="•">
        <style:list-level-properties text:space-before="16.05mm" text:min-label-width="3.95m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0mm" text:min-label-width="3.95m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3.95mm" text:min-label-width="3.95m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7.91mm" text:min-label-width="3.95m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1.86mm" text:min-label-width="3.95m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5.81mm" text:min-label-width="3.95m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9.76mm" text:min-label-width="3.95m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5.4mm" fo:margin-bottom="25.4mm" fo:margin-left="25.4mm" fo:margin-right="25.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10.16mm" fo:margin-left="0mm" fo:margin-right="0mm" fo:margin-top="5.08m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MacOSX_AARCH64 LibreOffice_project/7370d4be9e3cf6031a51beef54ff3bda878e3fac</meta:generator>
    <dc:date>2025-04-07T10:14:17.693061000</dc:date>
    <dc:creator>Claudine Chionh</dc:creator>
    <meta:editing-duration>PT3M21S</meta:editing-duration>
    <meta:editing-cycles>3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